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73dbe" officeooo:paragraph-rsid="00173dbe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3dbe" officeooo:paragraph-rsid="00173dbe" style:font-style-asian="italic" style:font-weight-asian="normal" style:font-style-complex="italic" style:font-weight-complex="normal"/>
    </style:style>
    <style:style style:name="T1" style:family="text">
      <style:text-properties officeooo:rsid="0015921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커널 모듈 (<text:span text:style-name="T1">Kernel Module)</text:span></text:p>
      <text:p text:style-name="P1"/>
      <text:p text:style-name="P2">커널상 로드/언로드 프로그램 (인터페이스 같은 느낌인가?)</text:p>
      <text:p text:style-name="P2"/>
      <text:p text:style-name="P2">모듈의 목록: $<text:span text:style-name="T2">lsmod</text:span></text:p>
      <text:p text:style-name="P2"><text:span text:style-name="T2"/></text:p>
      <text:p text:style-name="P3">나중에 필요할 때 다시 공부해보도록 하자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33:11.568113561</meta:creation-date>
    <meta:generator>LibreOffice/6.0.7.3$Linux_X86_64 LibreOffice_project/00m0$Build-3</meta:generator>
    <dc:date>2019-02-06T15:02:49.007022338</dc:date>
    <meta:editing-duration>PT19M3S</meta:editing-duration>
    <meta:editing-cycles>3</meta:editing-cycles>
    <meta:document-statistic meta:table-count="0" meta:image-count="0" meta:object-count="0" meta:page-count="1" meta:paragraph-count="4" meta:word-count="57" meta:character-count="92" meta:non-whitespace-character-count="77"/>
  </office:meta>
</office:document-meta>
</file>